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ab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ab</text:h>
                    <text:list>
                        <text:list-item>
                            <text:h text:style-name="Heading_20_2" text:outline-level="2">Description</text:h>
                        </text:list-item>
                    </text:list>
                </text:list-item>
            </text:list>

            <text:p text:style-name="Standard">This widget should be used as a child of Tabview widget. See Tabview widget for the more details.</text:p>

            
                <text:list xml:id="list_Tab2" text:continue-numbering="true" text:continue-list="list_Tab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ab4" text:continue-numbering="true" text:style-name="Outline">
                                                <text:list-item>
                                                    <text:list>
                                                        <text:list-item>
                                                            <text:list>
                                                                <text:list-item>
                                                                    <text:h text:style-name="Heading_20_3" text:outline-level="3">
                                                                        Tab name
                                                                        <text:s text:c="4"/>
                                                                        <text:span text:style-name="T2">EXPRESSION (string)</text:span>
                                                                    </text:h>
                                                                </text:list-item>
                                                            </text:list>
                                                        </text:list-item>
                                                    </text:list>
                                                </text:list-item>
                                            </text:list>
                                            <text:p text:style-name="Standard">The name of the tab.</text:p>,
                                            <text:list xml:id="list_Tab5" text:continue-numbering="true" text:continue-list="list_Tab4" text:style-name="Outline">
                                                <text:list-item>
                                                    <text:list>
                                                        <text:list-item>
                                                            <text:list>
                                                                <text:list-item>
                                                                    <text:h text:style-name="Heading_20_3" text:outline-level="3">
                                                                        Tab name type
                                                                        <text:s text:c="4"/>
                                                                        <text:span text:style-name="T2">Enum</text:span>
                                                                    </text:h>
                                                                </text:list-item>
                                                            </text:list>
                                                        </text:list-item>
                                                    </text:list>
                                                </text:list-item>
                                            </text:list>
                                            <text:p text:style-name="Standard">Here we can choose whether the <text:span text:style-name="backtick">Name</text:span> property will be calculated from the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ab6" text:continue-numbering="true" text:continue-list="list_Tab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Tab7" text:continue-numbering="true" text:continue-list="list_Tab6"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Tab8" text:continue-numbering="true" text:continue-list="list_Tab7"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Tab9"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ab10" text:continue-numbering="true" text:continue-list="list_Tab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ab11" text:continue-numbering="true" text:continue-list="list_Tab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Tab12" text:continue-numbering="true" text:continue-list="list_Tab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ab13" text:continue-numbering="true" text:continue-list="list_Tab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ab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ab15" text:continue-numbering="true" text:continue-list="list_Tab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ab16" text:continue-numbering="true" text:continue-list="list_Tab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ab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ab18" text:continue-numbering="true" text:continue-list="list_Tab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ab19" text:continue-numbering="true" text:continue-list="list_Tab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ab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ab21" text:continue-numbering="true" text:continue-list="list_Tab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ab22" text:continue-numbering="true" text:continue-list="list_Tab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ab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ab24" text:continue-numbering="true" text:continue-list="list_Tab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ab25" text:continue-numbering="true" text:continue-list="list_Tab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ab26" text:continue-numbering="true" text:continue-list="list_Tab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ab27" text:continue-numbering="true" text:continue-list="list_Tab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ab28" text:continue-numbering="true" text:continue-list="list_Tab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ab29" text:continue-numbering="true" text:continue-list="list_Tab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ab30" text:continue-numbering="true" text:continue-list="list_Tab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ab31" text:continue-numbering="true" text:continue-list="list_Tab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ab32" text:continue-numbering="true" text:continue-list="list_Tab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ab33" text:continue-numbering="true" text:continue-list="list_Tab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ab34" text:continue-numbering="true" text:continue-list="list_Tab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ab35" text:continue-numbering="true" text:continue-list="list_Tab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ab36" text:continue-numbering="true" text:continue-list="list_Tab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ab37" text:continue-numbering="true" text:continue-list="list_Tab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ab38" text:continue-numbering="true" text:continue-list="list_Tab3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ab39" text:continue-numbering="true" text:continue-list="list_Tab3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ab40" text:continue-numbering="true" text:continue-list="list_Tab3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ab41" text:continue-numbering="true" text:continue-list="list_Tab4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ab42" text:continue-numbering="true" text:continue-list="list_Tab4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ab43" text:continue-numbering="true" text:continue-list="list_Tab4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ab44" text:continue-numbering="true" text:continue-list="list_Tab4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ab45" text:continue-numbering="true" text:continue-list="list_Tab4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ab46" text:continue-numbering="true" text:continue-list="list_Tab4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ab47" text:continue-numbering="true" text:continue-list="list_Tab4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ab48" text:continue-numbering="true" text:continue-list="list_Tab47"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ab49"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ab50" text:continue-numbering="true" text:continue-list="list_Tab48"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ab51"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Tab52" text:continue-numbering="true" text:continue-list="list_Tab50"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53"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Tab54" text:continue-numbering="true" text:continue-list="list_Tab52"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55"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ab56" text:continue-numbering="true" text:continue-list="list_Tab5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ab57" text:continue-numbering="true" text:continue-list="list_Tab5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ab58" text:continue-numbering="true" text:continue-list="list_Tab5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ab59" text:continue-numbering="true" text:continue-list="list_Tab5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ab60" text:continue-numbering="true" text:continue-list="list_Tab5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ab61" text:continue-numbering="true" text:continue-list="list_Tab6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ab62" text:continue-numbering="true" text:continue-list="list_Tab6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ab63" text:continue-numbering="true" text:continue-list="list_Tab6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ab6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ab65" text:continue-numbering="true" text:continue-list="list_Tab6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ab66" text:continue-numbering="true" text:continue-list="list_Tab6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ab67" text:continue-numbering="true" text:continue-list="list_Tab6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ab3" text:continue-numbering="true" text:continue-list="list_Tab2" text:style-name="Outline">
                        <text:list-item>
                            <text:list>
                                <text:list-item>
                                    <text:h text:style-name="Heading_20_2" text:outline-level="2">Examples</text:h>
                                </text:list-item>
                            </text:list>
                        </text:list-item>
                    </text:list>
                    <text:p text:style-name="Standard"/>
                    
                    <text:list xml:id="list_Tab68" text:style-name="List_20_1">
                        
                        <text:list-item>
                            <text:p text:style-name="List_20_1_20_Start">
                                <text:span text:style-name="T1">Tabview</text:span>
                            </text:p>
                            
                        </text:list-item>
                        
                    

                        <text:list-item>
                            <text:p text:style-name="List_20_1_20_Start">
                                <text:span text:style-name="T1">Styled Tabview</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